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acf3" officeooo:paragraph-rsid="0001acf3" style:font-weight-asian="bold" style:font-weight-complex="bold"/>
    </style:style>
    <style:style style:name="P2" style:family="paragraph" style:parent-style-name="Standard" style:list-style-name="L1">
      <style:text-properties fo:font-weight="bold" officeooo:rsid="0001acf3" officeooo:paragraph-rsid="0001acf3" style:font-weight-asian="bold" style:font-weight-complex="bold"/>
    </style:style>
    <style:style style:name="P3" style:family="paragraph" style:parent-style-name="Standard">
      <style:text-properties fo:font-weight="bold" officeooo:rsid="0003217d" officeooo:paragraph-rsid="0003217d" style:font-weight-asian="bold" style:font-weight-complex="bold"/>
    </style:style>
    <style:style style:name="P4" style:family="paragraph" style:parent-style-name="Standard">
      <style:text-properties fo:font-weight="bold" officeooo:rsid="0005cfca" officeooo:paragraph-rsid="0005cfca" style:font-weight-asian="bold" style:font-weight-complex="bold"/>
    </style:style>
    <style:style style:name="P5" style:family="paragraph" style:parent-style-name="Standard" style:list-style-name="L2">
      <style:text-properties fo:font-weight="bold" officeooo:rsid="0005cfca" officeooo:paragraph-rsid="0005cfca" style:font-weight-asian="bold" style:font-weight-complex="bold"/>
    </style:style>
    <style:style style:name="P6" style:family="paragraph" style:parent-style-name="Standard">
      <style:text-properties fo:font-weight="bold" officeooo:rsid="0006721c" officeooo:paragraph-rsid="00086cc3" style:font-weight-asian="bold" style:font-weight-complex="bold"/>
    </style:style>
    <style:style style:name="P7" style:family="paragraph" style:parent-style-name="Standard" style:list-style-name="L3">
      <style:text-properties fo:font-weight="bold" officeooo:rsid="0009bfc4" officeooo:paragraph-rsid="0009bfc4" style:font-weight-asian="bold" style:font-weight-complex="bold"/>
    </style:style>
    <style:style style:name="P8" style:family="paragraph" style:parent-style-name="Standard">
      <style:text-properties fo:font-weight="bold" officeooo:rsid="0009bfc4" officeooo:paragraph-rsid="0009bfc4" style:font-weight-asian="bold" style:font-weight-complex="bold"/>
    </style:style>
    <style:style style:name="P9" style:family="paragraph" style:parent-style-name="Standard">
      <style:text-properties fo:font-weight="bold" officeooo:rsid="000b56f2" officeooo:paragraph-rsid="000b56f2" style:font-weight-asian="bold" style:font-weight-complex="bold"/>
    </style:style>
    <style:style style:name="P10" style:family="paragraph" style:parent-style-name="Standard" style:list-style-name="L4">
      <style:text-properties fo:font-weight="bold" officeooo:rsid="000b8725" officeooo:paragraph-rsid="000b8725" style:font-weight-asian="bold" style:font-weight-complex="bold"/>
    </style:style>
    <style:style style:name="P11" style:family="paragraph" style:parent-style-name="Standard">
      <style:text-properties fo:font-weight="bold" officeooo:rsid="000b8725" officeooo:paragraph-rsid="000b8725" style:font-weight-asian="bold" style:font-weight-complex="bold"/>
    </style:style>
    <style:style style:name="P12" style:family="paragraph" style:parent-style-name="Standard">
      <style:text-properties fo:font-weight="bold" officeooo:rsid="000bf2a6" officeooo:paragraph-rsid="000bf2a6" style:font-weight-asian="bold" style:font-weight-complex="bold"/>
    </style:style>
    <style:style style:name="P13" style:family="paragraph" style:parent-style-name="Standard">
      <style:text-properties fo:font-weight="bold" officeooo:rsid="000eb15e" officeooo:paragraph-rsid="000eb15e" style:font-weight-asian="bold" style:font-weight-complex="bold"/>
    </style:style>
    <style:style style:name="P14" style:family="paragraph" style:parent-style-name="Standard">
      <style:text-properties fo:font-weight="bold" officeooo:rsid="000fc607" officeooo:paragraph-rsid="000fc607" style:font-weight-asian="bold" style:font-weight-complex="bold"/>
    </style:style>
    <style:style style:name="P15" style:family="paragraph" style:parent-style-name="Standard" style:list-style-name="L5">
      <style:text-properties fo:font-weight="bold" officeooo:rsid="000fc607" officeooo:paragraph-rsid="000fc607" style:font-weight-asian="bold" style:font-weight-complex="bold"/>
    </style:style>
    <style:style style:name="P16" style:family="paragraph" style:parent-style-name="Standard">
      <style:text-properties fo:font-weight="bold" officeooo:rsid="00101be1" officeooo:paragraph-rsid="00101be1" style:font-weight-asian="bold" style:font-weight-complex="bold"/>
    </style:style>
    <style:style style:name="P17" style:family="paragraph" style:parent-style-name="Standard">
      <style:text-properties fo:font-weight="bold" officeooo:rsid="001231a6" officeooo:paragraph-rsid="001231a6" style:font-weight-asian="bold" style:font-weight-complex="bold"/>
    </style:style>
    <style:style style:name="P18" style:family="paragraph" style:parent-style-name="Standard">
      <style:text-properties fo:font-weight="bold" officeooo:rsid="001515e3" officeooo:paragraph-rsid="001515e3" style:font-weight-asian="bold" style:font-weight-complex="bold"/>
    </style:style>
    <style:style style:name="P19" style:family="paragraph" style:parent-style-name="Standard">
      <style:text-properties fo:font-weight="bold" officeooo:rsid="00160a70" officeooo:paragraph-rsid="00160a70" style:font-weight-asian="bold" style:font-weight-complex="bold"/>
    </style:style>
    <style:style style:name="P20" style:family="paragraph" style:parent-style-name="Standard" style:list-style-name="L7">
      <style:text-properties fo:font-weight="bold" officeooo:rsid="00160a70" officeooo:paragraph-rsid="00160a70" style:font-weight-asian="bold" style:font-weight-complex="bold"/>
    </style:style>
    <style:style style:name="P21" style:family="paragraph" style:parent-style-name="Standard">
      <style:text-properties fo:font-weight="bold" officeooo:rsid="00177790" officeooo:paragraph-rsid="00177790" style:font-weight-asian="bold" style:font-weight-complex="bold"/>
    </style:style>
    <style:style style:name="P22" style:family="paragraph" style:parent-style-name="Standard">
      <style:text-properties fo:font-weight="bold" officeooo:rsid="001890a6" officeooo:paragraph-rsid="001890a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4e611" style:font-weight-asian="normal" style:font-weight-complex="normal"/>
    </style:style>
    <style:style style:name="T6" style:family="text">
      <style:text-properties style:text-underline-style="none" fo:font-weight="normal" officeooo:rsid="00086cc3" style:font-weight-asian="normal" style:font-weight-complex="normal"/>
    </style:style>
    <style:style style:name="T7" style:family="text">
      <style:text-properties style:text-underline-style="none" fo:font-weight="normal" officeooo:rsid="0009bfc4" style:font-weight-asian="normal" style:font-weight-complex="normal"/>
    </style:style>
    <style:style style:name="T8" style:family="text">
      <style:text-properties style:text-underline-style="none" fo:font-weight="normal" officeooo:rsid="000b8725" style:font-weight-asian="normal" style:font-weight-complex="normal"/>
    </style:style>
    <style:style style:name="T9" style:family="text">
      <style:text-properties style:text-underline-style="none" fo:font-weight="normal" officeooo:rsid="000dc53a" style:font-weight-asian="normal" style:font-weight-complex="normal"/>
    </style:style>
    <style:style style:name="T10" style:family="text">
      <style:text-properties style:text-underline-style="none" fo:font-weight="normal" officeooo:rsid="00101be1" style:font-weight-asian="normal" style:font-weight-complex="normal"/>
    </style:style>
    <style:style style:name="T11" style:family="text">
      <style:text-properties style:text-underline-style="none" fo:font-weight="normal" officeooo:rsid="0010f001" style:font-weight-asian="normal" style:font-weight-complex="normal"/>
    </style:style>
    <style:style style:name="T12" style:family="text">
      <style:text-properties style:text-underline-style="none" fo:font-weight="normal" officeooo:rsid="00133f7b" style:font-weight-asian="normal" style:font-weight-complex="normal"/>
    </style:style>
    <style:style style:name="T13" style:family="text">
      <style:text-properties style:text-underline-style="none" officeooo:rsid="00086cc3"/>
    </style:style>
    <style:style style:name="T14" style:family="text">
      <style:text-properties style:text-underline-style="none" officeooo:rsid="000b8725"/>
    </style:style>
    <style:style style:name="T15" style:family="text">
      <style:text-properties style:text-underline-style="none" officeooo:rsid="000dc53a"/>
    </style:style>
    <style:style style:name="T16" style:family="text">
      <style:text-properties fo:font-style="italic" style:text-underline-style="none" fo:font-weight="normal" officeooo:rsid="00133f7b" style:font-style-asian="italic" style:font-weight-asian="normal" style:font-style-complex="italic" style:font-weight-complex="normal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133f7b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os <text:span text:style-name="T1">no estoque:</text:span></text:p>
      <text:list xml:id="list1308146713" text:style-name="L1">
        <text:list-item>
          <text:p text:style-name="P2"><text:span text:style-name="T1">se </text:span>faltar<text:span text:style-name="T1"> → houve saída de produtos selados </text:span><text:span text:style-name="T2">sem</text:span><text:span text:style-name="T4"> emissão de NF;</text:span></text:p>
        </text:list-item>
        <text:list-item>
          <text:p text:style-name="P2"><text:span text:style-name="T4">se </text:span><text:span text:style-name="T3">sobrar</text:span><text:span text:style-name="T4"> → houve saída de produtos </text:span><text:span text:style-name="T2">sem</text:span><text:span text:style-name="T4"> aplicação do selo.</text:span></text:p>
        </text:list-item>
      </text:list>
      <text:p text:style-name="P3"><text:span text:style-name="T4">Em qualquer das hipóteses acima, será cobrado o IPI sobre a diferença, </text:span><text:span text:style-name="T5">bem como sanções aplicáveis.</text:span></text:p>
      <text:p text:style-name="P3"><text:span text:style-name="T5"/></text:p>
      <text:p text:style-name="P4"><text:span text:style-name="T5">A</text:span><text:span text:style-name="T4">plicação do selo:</text:span></text:p>
      <text:list xml:id="list1417737235" text:style-name="L2">
        <text:list-item>
          <text:p text:style-name="P5"><text:span text:style-name="T3">industrial</text:span><text:span text:style-name="T4"> → antes da saída do produto do estabelecimento industrial;</text:span></text:p>
        </text:list-item>
        <text:list-item>
          <text:p text:style-name="P5"><text:span text:style-name="T3">importador ou licitante</text:span><text:span text:style-name="T4"> → antes da saída do produto da repartição que o desembaraçar ou licitar.</text:span></text:p>
        </text:list-item>
      </text:list>
      <text:p text:style-name="P4"><text:span text:style-name="T4"/></text:p>
      <text:p text:style-name="P6"><text:span text:style-name="T4">Considerar a seguinte assertiva correta: o selo de controle será aplicado, em alguns casos, pelo fabricante de bebidas no exterior.</text:span></text:p>
      <text:p text:style-name="P6"><text:span text:style-name="T4"/></text:p>
      <text:p text:style-name="P6"><text:span text:style-name="T6">Devolução de selos → pela </text:span><text:span text:style-name="T13">Guia de Devolução do Selo de Controle</text:span><text:span text:style-name="T6">. </text:span><text:span text:style-name="T7">É permitida nos seguintes casos:</text:span></text:p>
      <text:list xml:id="list3926567697" text:style-name="L3">
        <text:list-item>
          <text:p text:style-name="P7"><text:span text:style-name="T6">e</text:span><text:span text:style-name="T4">ncerramento de fabricação do produto;</text:span></text:p>
        </text:list-item>
        <text:list-item>
          <text:p text:style-name="P7"><text:span text:style-name="T4">dispensa do uso do selo;</text:span></text:p>
        </text:list-item>
        <text:list-item>
          <text:p text:style-name="P7"><text:span text:style-name="T4">defeito de origem nas folhas dos selos;</text:span></text:p>
        </text:list-item>
        <text:list-item>
          <text:p text:style-name="P7"><text:span text:style-name="T4">quebra, avaria, furto ou roubo de produtos importados, quando tenha sido autorizada a aplicação do selo no estabelecimento do contribuinte.</text:span></text:p>
        </text:list-item>
      </text:list>
      <text:p text:style-name="P8"><text:span text:style-name="T4"/></text:p>
      <text:p text:style-name="P9"><text:span text:style-name="T3">Registro Especial</text:span><text:span text:style-name="T4"> → para importadores, fabricantes e comerciantes de: papel imune, cigarros e bebidas alcoólicas. </text:span><text:span text:style-name="T8">Mas é </text:span><text:span text:style-name="T14">dispensado</text:span><text:span text:style-name="T8"> para:</text:span></text:p>
      <text:list xml:id="list377656739" text:style-name="L4">
        <text:list-item>
          <text:p text:style-name="P10"><text:span text:style-name="T4">lojas francas que importem bebidas exclusivamente para venda em suas dependências;</text:span></text:p>
        </text:list-item>
        <text:list-item>
          <text:p text:style-name="P10"><text:span text:style-name="T4">estabelecimentos que usem o SICOBE que estejam operando normalmente e desde que todos os produtos sejam controlados pelo sistema.</text:span></text:p>
        </text:list-item>
      </text:list>
      <text:p text:style-name="P11"><text:span text:style-name="T4"/></text:p>
      <text:p text:style-name="P12"><text:span text:style-name="T3">Não</text:span><text:span text:style-name="T4"> há equiparação a industrial no caso de cigarros e cigarrilhas →</text:span><text:span text:style-name="T9"> ou seja, quem </text:span><text:span text:style-name="T15">não</text:span><text:span text:style-name="T9"> industrializa e </text:span><text:span text:style-name="T15">não</text:span><text:span text:style-name="T9"> importa cigarros, </text:span><text:span text:style-name="T15">não paga IPI</text:span><text:span text:style-name="T9">.</text:span></text:p>
      <text:p text:style-name="P12"><text:span text:style-name="T9"/></text:p>
      <text:p text:style-name="P13"><text:span text:style-name="T9">R</text:span><text:span text:style-name="T4">emessa de cigarros de um estabelecimento a outro da mesma firma </text:span><text:span text:style-name="T3">não faz jus à suspensão do IPI</text:span><text:span text:style-name="T4">.</text:span></text:p>
      <text:p text:style-name="P13"><text:span text:style-name="T4"/></text:p>
      <text:p text:style-name="P14"><text:span text:style-name="T4">Opção por regime de tributação dos </text:span><text:span text:style-name="T3">cigarros</text:span><text:span text:style-name="T4"> →</text:span><text:span text:style-name="T10"> deve optar até o último dia útil de dezembro de cada ano-calendário, produzindo efeitos a partir do 1º dia do ano subsequente:</text:span></text:p>
      <text:list xml:id="list2716090049" text:style-name="L5">
        <text:list-item>
          <text:p text:style-name="P15"><text:span text:style-name="T4">regra geral → regime geral;</text:span></text:p>
        </text:list-item>
        <text:list-item>
          <text:p text:style-name="P15"><text:span text:style-name="T4">por opção do sujeito passivo → regime especial.</text:span></text:p>
        </text:list-item>
      </text:list>
      <text:p text:style-name="P14"><text:span text:style-name="T4"/></text:p>
      <text:p text:style-name="P16"><text:span text:style-name="T4">Regime geral de tributação de cigarros →</text:span><text:span text:style-name="T11"> 300% x [15% x preço de venda no varejo].</text:span></text:p>
      <text:p text:style-name="P17"><text:span text:style-name="T11">R</text:span><text:span text:style-name="T4">egime especial de tributação de cigarros → </text:span><text:span text:style-name="T12">alíquota </text:span><text:span text:style-name="T16">ad valorem</text:span><text:span text:style-name="T18"> + alíquota específica.</text:span></text:p>
      <text:p text:style-name="P17"><text:span text:style-name="T18"/></text:p>
      <text:p text:style-name="P18"><text:span text:style-name="T18">C</text:span><text:span text:style-name="T17">igarro destinado à exportação </text:span><text:span text:style-name="T19">não</text:span><text:span text:style-name="T17"> podem ser vendidos nem expostos à venda no País.</text:span></text:p>
      <text:p text:style-name="P18"><text:span text:style-name="T17"/></text:p>
      <text:p text:style-name="P19"><text:span text:style-name="T17">O cigarro deve ser exportado </text:span><text:span text:style-name="T19">diretamente</text:span><text:span text:style-name="T17"> para o importador no exterior, admitida:</text:span></text:p>
      <text:list xml:id="list664144534" text:style-name="L7">
        <text:list-item>
          <text:p text:style-name="P20"><text:span text:style-name="T17">saída para consumo de bordo;</text:span></text:p>
        </text:list-item>
        <text:list-item>
          <text:p text:style-name="P20"><text:span text:style-name="T17">saída para venda em lojas francas;</text:span></text:p>
        </text:list-item>
        <text:list-item>
          <text:p text:style-name="P20"><text:span text:style-name="T17">saída para venda a ECE.</text:span></text:p>
        </text:list-item>
      </text:list>
      <text:p text:style-name="P19"><text:span text:style-name="T17"/></text:p>
      <text:p text:style-name="P21"><text:span text:style-name="T17">É </text:span><text:span text:style-name="T19">vedada</text:span><text:span text:style-name="T17"> a importação de cigarros de marca que </text:span><text:span text:style-name="T19">não</text:span><text:span text:style-name="T17"> seja comercializada no país de origem.</text:span></text:p>
      <text:p text:style-name="P21"><text:span text:style-name="T17"/></text:p>
      <text:p text:style-name="P22"><text:span text:style-name="T17">Prazo p/ recolher IPI de cigarro → até </text:span><text:span text:style-name="T19">dia 10</text:span><text:span text:style-name="T17"> do mês subsequente ao F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9T16:10:48.179000000</dc:date>
    <meta:editing-duration>PT1H24M20S</meta:editing-duration>
    <meta:editing-cycles>21</meta:editing-cycles>
    <meta:document-statistic meta:table-count="0" meta:image-count="0" meta:object-count="0" meta:page-count="1" meta:paragraph-count="30" meta:word-count="396" meta:character-count="2304" meta:non-whitespace-character-count="1953"/>
  </office:meta>
</office:document-meta>
</file>